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Console1" svg:font-family="'Lucida Consol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13c" officeooo:paragraph-rsid="0015a13c"/>
    </style:style>
    <style:style style:name="P2" style:family="paragraph" style:parent-style-name="Standard">
      <style:text-properties fo:font-weight="bold" officeooo:rsid="0015a13c" officeooo:paragraph-rsid="0015a13c" style:font-weight-asian="bold" style:font-weight-complex="bold"/>
    </style:style>
    <style:style style:name="P3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weight="bold" officeooo:paragraph-rsid="002ef2dd" style:font-weight-asian="bold"/>
    </style:style>
    <style:style style:name="P4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weight="bold" officeooo:rsid="00160188" officeooo:paragraph-rsid="002ef2dd" style:font-weight-asian="bold"/>
    </style:style>
    <style:style style:name="P5" style:family="paragraph" style:parent-style-name="Standard">
      <style:text-properties fo:font-weight="normal" officeooo:rsid="0015a13c" officeooo:paragraph-rsid="0015a13c" style:font-weight-asian="normal" style:font-weight-complex="normal"/>
    </style:style>
    <style:style style:name="P6" style:family="paragraph" style:parent-style-name="Standard">
      <style:text-properties fo:font-weight="normal" officeooo:rsid="0015a13c" officeooo:paragraph-rsid="0020dbc2" style:font-weight-asian="normal" style:font-weight-complex="normal"/>
    </style:style>
    <style:style style:name="P7" style:family="paragraph" style:parent-style-name="Standard">
      <style:text-properties fo:font-weight="normal" officeooo:rsid="0018c83a" officeooo:paragraph-rsid="0018c83a" style:font-weight-asian="normal" style:font-weight-complex="normal"/>
    </style:style>
    <style:style style:name="P8" style:family="paragraph" style:parent-style-name="Standard">
      <style:text-properties fo:font-style="italic" fo:font-weight="normal" officeooo:rsid="0018c83a" officeooo:paragraph-rsid="0018c83a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95253" officeooo:paragraph-rsid="00195253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95253" officeooo:paragraph-rsid="001ab261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ab261" officeooo:paragraph-rsid="001ab261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normal" fo:font-weight="normal" officeooo:rsid="00195253" officeooo:paragraph-rsid="0019525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ab261" officeooo:paragraph-rsid="001ab26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3d36" officeooo:paragraph-rsid="001c3d3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bold" officeooo:rsid="00195253" officeooo:paragraph-rsid="00195253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rsid="002cdbcb" officeooo:paragraph-rsid="002cdbcb"/>
    </style:style>
    <style:style style:name="P17" style:family="paragraph" style:parent-style-name="Standard">
      <style:text-properties officeooo:rsid="002dc3a6" officeooo:paragraph-rsid="002dc3a6"/>
    </style:style>
    <style:style style:name="P18" style:family="paragraph" style:parent-style-name="Standard">
      <style:text-properties style:font-name="Lucida Console" fo:font-size="10pt" officeooo:paragraph-rsid="002ef2dd" style:font-size-asian="10pt" style:language-asian="en" style:country-asian="US" style:font-name-complex="Lucida Console1"/>
    </style:style>
    <style:style style:name="P19" style:family="paragraph" style:parent-style-name="Standard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officeooo:paragraph-rsid="002ef2dd"/>
    </style:style>
    <style:style style:name="P20" style:family="paragraph" style:parent-style-name="Standard">
      <style:text-properties officeooo:paragraph-rsid="002ef2dd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bold" officeooo:paragraph-rsid="002ef2dd" style:font-weight-asian="bold"/>
    </style:style>
    <style:style style:name="P2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bold" officeooo:rsid="0017a226" officeooo:paragraph-rsid="002ef2dd" style:font-weight-asian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paragraph-rsid="002ef2dd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normal" officeooo:paragraph-rsid="002ef2dd" style:font-weight-asian="normal" style:font-weight-complex="normal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paragraph-rsid="002ef2dd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fo:font-weight="bold" officeooo:rsid="00169574" officeooo:paragraph-rsid="002ef2dd" style:font-weight-asian="bold" style:font-weight-complex="bold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rsid="00160188" officeooo:paragraph-rsid="002ef2dd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2ef2dd"/>
    </style:style>
    <style:style style:name="P29" style:family="paragraph" style:parent-style-name="Preformatted_20_Text">
      <style:paragraph-properties fo:text-align="start" style:justify-single-word="false" style:punctuation-wrap="simple" style:vertical-align="auto">
        <style:tab-stops>
          <style:tab-stop style:position="-0.0984in"/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officeooo:paragraph-rsid="002ef2dd"/>
    </style:style>
    <style:style style:name="P30" style:family="paragraph" style:parent-style-name="Standard">
      <style:text-properties fo:font-style="normal" fo:font-weight="normal" officeooo:rsid="001ab261" officeooo:paragraph-rsid="001ab26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officeooo:rsid="002dc3a6" officeooo:paragraph-rsid="0031b787"/>
    </style:style>
    <style:style style:name="P3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tyle="italic" fo:font-weight="bold" officeooo:rsid="00160188" officeooo:paragraph-rsid="002ef2dd" style:font-style-asian="italic" style:font-weight-asian="bold" style:font-style-complex="italic" style:font-weight-complex="bold"/>
    </style:style>
    <style:style style:name="P3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weight="bold" officeooo:rsid="00169574" officeooo:paragraph-rsid="002ef2dd" style:font-weight-asian="bold" style:font-weight-complex="bold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tyle="normal" fo:font-weight="normal" officeooo:rsid="0019673c" officeooo:paragraph-rsid="002ef2dd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774b" style:font-weight-asian="bold" style:font-weight-complex="bold"/>
    </style:style>
    <style:style style:name="T4" style:family="text">
      <style:text-properties fo:font-weight="bold" officeooo:rsid="002dc3a6" style:font-weight-asian="bold" style:font-weight-complex="bold"/>
    </style:style>
    <style:style style:name="T5" style:family="text">
      <style:text-properties fo:font-weight="bold" officeooo:rsid="00320c05" style:font-weight-asian="bold" style:font-weight-complex="bold"/>
    </style:style>
    <style:style style:name="T6" style:family="text">
      <style:text-properties fo:font-weight="bold" officeooo:rsid="00149c93" style:font-weight-asian="bold"/>
    </style:style>
    <style:style style:name="T7" style:family="text">
      <style:text-properties fo:font-weight="bold" officeooo:rsid="0017a226" style:font-weight-asian="bold"/>
    </style:style>
    <style:style style:name="T8" style:family="text">
      <style:text-properties officeooo:rsid="00195253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ab261" style:font-style-asian="normal" style:font-style-complex="normal"/>
    </style:style>
    <style:style style:name="T11" style:family="text">
      <style:text-properties officeooo:rsid="0022774b"/>
    </style:style>
    <style:style style:name="T12" style:family="text">
      <style:text-properties officeooo:rsid="002cffcd"/>
    </style:style>
    <style:style style:name="T13" style:family="text">
      <style:text-properties officeooo:rsid="002dc3a6"/>
    </style:style>
    <style:style style:name="T14" style:family="text">
      <style:text-properties officeooo:rsid="0015a13c"/>
    </style:style>
    <style:style style:name="T15" style:family="text">
      <style:text-properties officeooo:rsid="002ea797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9673c" style:font-style-asian="italic" style:font-style-complex="italic"/>
    </style:style>
    <style:style style:name="T18" style:family="text">
      <style:text-properties fo:font-style="italic" officeooo:rsid="001553da" style:font-style-asian="italic" style:font-style-complex="italic"/>
    </style:style>
    <style:style style:name="T19" style:family="text">
      <style:text-properties fo:font-style="italic" officeooo:rsid="00149c93" style:font-style-asian="italic" style:font-style-complex="italic"/>
    </style:style>
    <style:style style:name="T20" style:family="text">
      <style:text-properties fo:font-style="italic" officeooo:rsid="0015d0c0" style:font-style-asian="italic" style:font-style-complex="italic"/>
    </style:style>
    <style:style style:name="T21" style:family="text">
      <style:text-properties fo:font-style="italic" officeooo:rsid="002331f2" style:font-style-asian="italic" style:font-style-complex="italic"/>
    </style:style>
    <style:style style:name="T22" style:family="text">
      <style:text-properties fo:font-style="italic" officeooo:rsid="0017a551" style:font-style-asian="italic" style:font-style-complex="italic"/>
    </style:style>
    <style:style style:name="T23" style:family="text">
      <style:text-properties fo:font-style="italic" officeooo:rsid="00160188" style:font-style-asian="italic" style:font-style-complex="italic"/>
    </style:style>
    <style:style style:name="T24" style:family="text">
      <style:text-properties fo:font-style="italic" officeooo:rsid="00169574" style:font-style-asian="italic" style:font-style-complex="italic"/>
    </style:style>
    <style:style style:name="T25" style:family="text">
      <style:text-properties fo:font-style="italic" officeooo:rsid="002ef2dd" style:font-style-asian="italic" style:font-style-complex="italic"/>
    </style:style>
    <style:style style:name="T26" style:family="text">
      <style:text-properties fo:font-style="italic" officeooo:rsid="00320c05" style:font-style-asian="italic" style:font-style-complex="italic"/>
    </style:style>
    <style:style style:name="T27" style:family="text">
      <style:text-properties fo:font-style="italic" fo:font-weight="normal" officeooo:rsid="0015d0c0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7a226" style:font-style-asian="italic" style:font-weight-asian="normal" style:font-style-complex="italic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bold" style:font-weight-asian="bold"/>
    </style:style>
    <style:style style:name="T31" style:family="text">
      <style:text-properties style:font-name="Lucida Console" fo:font-size="10pt" fo:language="en" fo:country="US" style:font-size-asian="10pt" style:language-asian="en" style:country-asian="US" style:font-name-complex="Lucida Console1"/>
    </style:style>
    <style:style style:name="T32" style:family="text">
      <style:text-properties style:font-name="Lucida Console" fo:font-size="10pt" fo:language="en" fo:country="US" fo:font-weight="bold" style:font-size-asian="10pt" style:language-asian="en" style:country-asian="US" style:font-weight-asian="bold" style:font-name-complex="Lucida Console1"/>
    </style:style>
    <style:style style:name="T33" style:family="text">
      <style:text-properties style:font-name="Lucida Console" fo:font-size="10pt" fo:language="en" fo:country="US" fo:font-weight="bold" officeooo:rsid="0022b25f" style:font-size-asian="10pt" style:language-asian="en" style:country-asian="US" style:font-weight-asian="bold" style:font-name-complex="Lucida Console1" style:font-weight-complex="bold"/>
    </style:style>
    <style:style style:name="T34" style:family="text">
      <style:text-properties style:font-name="Lucida Console" fo:font-size="10pt" fo:font-weight="bold" style:font-size-asian="10pt" style:language-asian="en" style:country-asian="US" style:font-weight-asian="bold" style:font-name-complex="Lucida Console1"/>
    </style:style>
    <style:style style:name="T35" style:family="text">
      <style:text-properties officeooo:rsid="00160188"/>
    </style:style>
    <style:style style:name="T36" style:family="text">
      <style:text-properties officeooo:rsid="0015d0c0"/>
    </style:style>
    <style:style style:name="T37" style:family="text">
      <style:text-properties officeooo:rsid="001a4a57"/>
    </style:style>
    <style:style style:name="T38" style:family="text">
      <style:text-properties officeooo:rsid="0031b787"/>
    </style:style>
    <style:style style:name="T39" style:family="text">
      <style:text-properties officeooo:rsid="00320c05"/>
    </style:style>
    <style:style style:name="T40" style:family="text">
      <style:text-properties officeooo:rsid="00325d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яснение по применению платы для управления ТПЧ <text:span text:style-name="T38">400</text:span> <text:span text:style-name="T38">1000</text:span>Гц</text:p>
      <text:p text:style-name="P2"><text:tab/>Входные аналоговые сигналы:</text:p>
      <text:p text:style-name="P1">Вход пассивный и гальваноразвязанный. </text:p>
      <text:p text:style-name="P16"/>
      <text:p text:style-name="P16">Вход <text:span text:style-name="T12">сконфигурирован как 4-20ма . </text:span></text:p>
      <text:p text:style-name="P1"><text:span text:style-name="T38">4ма</text:span> и ниже соответствует 0 кВт</text:p>
      <text:p text:style-name="P1"><text:span text:style-name="T38">20ма</text:span> и выше соответствует <text:span text:style-name="T38">40</text:span>0кВт</text:p>
      <text:p text:style-name="P1"/>
      <text:p text:style-name="P1">ТПЧ воспринимает только задание мощности.</text:p>
      <text:p text:style-name="P31">Поэтому вход 1 (задание напряжения) тоже сконфигурирован как вход мощности. </text:p>
      <text:p text:style-name="P31"><text:span text:style-name="T38">В</text:span>ход сконфигурирован как <text:span text:style-name="T38">4</text:span>-20ма.</text:p>
      <text:p text:style-name="P17"/>
      <text:p text:style-name="P1"><text:tab/><text:span text:style-name="T2">Выходные аналоговые сигналы:</text:span></text:p>
      <text:p text:style-name="P1">Выходы пассивные и гальваноразвязанные- как нарисовано на схеме.</text:p>
      <text:p text:style-name="P2">Мощность(X1)</text:p>
      <text:p text:style-name="P1">4ма и ниже соответствует 0 кВт</text:p>
      <text:p text:style-name="P1">20ма и выше соответствует <text:span text:style-name="T40">40</text:span>0кВт</text:p>
      <text:p text:style-name="P2"/>
      <text:p text:style-name="P2">Выходное напряжение(Х2)</text:p>
      <text:p text:style-name="P1">4ма и ниже соответствует 0 В</text:p>
      <text:p text:style-name="P1">20ма и выше соответствует <text:span text:style-name="T39">800</text:span>В</text:p>
      <text:p text:style-name="P2"/>
      <text:p text:style-name="P2">Выходной ток(Х3)</text:p>
      <text:p text:style-name="P1">4ма и ниже соответствует 0 А</text:p>
      <text:p text:style-name="P5">20ма и выше соответствует <text:span text:style-name="T13">100</text:span>0А</text:p>
      <text:p text:style-name="P2"/>
      <text:p text:style-name="P2">Частота (Х4)</text:p>
      <text:p text:style-name="P1">4ма и ниже соответствует 0 Гц</text:p>
      <text:p text:style-name="P6">20ма и выше соответствует <text:span text:style-name="T39">1250</text:span>Гц</text:p>
      <text:p text:style-name="P5"/>
      <text:p text:style-name="P2"><text:tab/>Входные дискретные сигналы</text:p>
      <text:p text:style-name="P8">Вкл.силового питания Х13 1-2 </text:p>
      <text:p text:style-name="P7"><text:s text:c="5"/>Разрешает включение ТПЧ (готовность установки). Включать автомат в ТПЧ нужно вручную. </text:p>
      <text:p text:style-name="P7"><text:s text:c="5"/><text:span text:style-name="T8">Если вход не используется нужно подать 1.</text:span></text:p>
      <text:p text:style-name="P9">Вкл.нагрев Х13 3-4</text:p>
      <text:p text:style-name="P9"><text:s text:c="4"/><text:span text:style-name="T9">Включает нагрев</text:span></text:p>
      <text:p text:style-name="P9">Сброс ошибки Х13 5-6</text:p>
      <text:p text:style-name="P12"><text:s text:c="4"/>Сброс ошибки ТПЧ. </text:p>
      <text:p text:style-name="P15"><text:tab/>Выходные дискретные сигналы</text:p>
      <text:p text:style-name="P9">Готовность Х5 1-2</text:p>
      <text:p text:style-name="P12"><text:s text:c="4"/>Сигнал готовности от ТПЧ. (При пропадании связи не меняет своего состояния)</text:p>
      <text:p text:style-name="P9">Нагрев X5 3-4</text:p>
      <text:p text:style-name="P9"><text:s text:c="4"/><text:span text:style-name="T9">Сигнал нагрев переданный от ТПЧ.(При пропадании связи </text:span><text:span text:style-name="T10">обнуляется</text:span><text:span text:style-name="T9">)</text:span></text:p>
      <text:p text:style-name="P9">Ошибка Х5 5-6</text:p>
      <text:p text:style-name="P10"><text:s text:c="4"/><text:span text:style-name="T9">Сигнал ошибки </text:span><text:span text:style-name="T10">от ТПЧ</text:span><text:span text:style-name="T9">. (При пропадании связи </text:span><text:span text:style-name="T10">будет выставлен</text:span><text:span text:style-name="T9">)</text:span></text:p>
      <text:p text:style-name="P11">Частота низкая Х5 7-8</text:p>
      <text:p text:style-name="P13"><text:s text:c="4"/>В виду отсутствия кода ошибки от ТПЧ не используется</text:p>
      <text:p text:style-name="P11">Частота высокая Х5 9-10</text:p>
      <text:p text:style-name="P13"><text:s text:c="4"/>В виду отсутствия кода ошибки от ТПЧ не используется</text:p>
      <text:p text:style-name="P11">Неиспр ППЧ X5 11-12</text:p>
      <text:p text:style-name="P11"><text:s text:c="4"/><text:span text:style-name="T9">Сигнал неисправности ТПЧ</text:span></text:p>
      <text:p text:style-name="P11"><text:soft-page-break/>Неиспр.нагр Х5 13-14</text:p>
      <text:p text:style-name="P11"><text:s text:c="4"/><text:span text:style-name="T9">В виду отсутствия кода ошибки от ТПЧ = Сигнал неипр.БК от ТПЧ</text:span></text:p>
      <text:p text:style-name="P11">Перегрев Х5 15-16</text:p>
      <text:p text:style-name="P11"><text:s text:c="4"/><text:span text:style-name="T9">В виду отсутствия кода ошибки от ТПЧ = Сигнал неисправности СО от ТПЧ</text:span></text:p>
      <text:p text:style-name="P13"/>
      <text:p text:style-name="P13"/>
      <text:p text:style-name="P13"/>
      <text:p text:style-name="P20">Для связи платы с АСУ используется физический интерфейс <text:span text:style-name="T29">RS</text:span>485, Скорость 38400 бит/сек, длина данных 8 бит, без контроля четности, один стоп бит. (8<text:span text:style-name="T29">N1).</text:span></text:p>
      <text:p text:style-name="P20"><text:span text:style-name="T29"><text:tab/></text:span>Протокол связи: <text:span text:style-name="T29">MODBUS</text:span> <text:span text:style-name="T29">RTU</text:span>. Адрес<text:span text:style-name="T29"> </text:span>устройства<text:span text:style-name="T29"> </text:span><text:span text:style-name="T31">ucSlaveAddress=</text:span><text:span text:style-name="T33">11</text:span></text:p>
      <text:p text:style-name="P18"/>
      <text:p text:style-name="P19"><text:span text:style-name="T6">А</text:span><text:span text:style-name="T1">дреса</text:span><text:span text:style-name="T30"> </text:span><text:span text:style-name="T1">будут</text:span><text:span text:style-name="T30"> </text:span><text:span text:style-name="T1">указаны</text:span><text:span text:style-name="T30"> </text:span><text:span text:style-name="T1">в</text:span><text:span text:style-name="T30"> </text:span><text:span text:style-name="T1">соответствии</text:span><text:span text:style-name="T30"> </text:span><text:span text:style-name="T1">с</text:span><text:span text:style-name="T30"> <text:s/></text:span><text:span text:style-name="T32">FreeModbus Libary: A portable Modbus implementation for Modbus ASCII/RTU. </text:span><text:span text:style-name="T34">Copyright (c) 2006 Christian Walter</text:span><text:span text:style-name="T1">. т.е. так, как они нумеруются в пакете MODBUS (без добавления каких либо смещений).</text:span></text:p>
      <text:p text:style-name="P3"/>
      <text:p text:style-name="P3">Управляющие параметры – в квадратных скобках адрес регистра:</text:p>
      <text:p text:style-name="P4"/>
      <text:p text:style-name="P4">Coils:</text:p>
      <text:p text:style-name="P24">usRegCoilsBuf[16] <text:span text:style-name="T18">Команда сброса ошибки </text:span><text:span text:style-name="T25">T</text:span><text:span text:style-name="T18">ПЧ</text:span></text:p>
      <text:p text:style-name="P29">usRegCoilsBuf[17] <text:span text:style-name="T19">Команда готовности </text:span><text:span text:style-name="T25">T</text:span><text:span text:style-name="T19">ПЧ.</text:span></text:p>
      <text:p text:style-name="P28"><text:span text:style-name="T35">u</text:span>sRegCoilsBuf[18] <text:span text:style-name="T18">Команда включения нагрева </text:span><text:span text:style-name="T25">T</text:span><text:span text:style-name="T18">ПЧ</text:span></text:p>
      <text:p text:style-name="P25">usRegCoilsBuf[1<text:span text:style-name="T36">9</text:span>];<text:span text:style-name="T20">Блокировка таймаута — используется при наладке связи</text:span></text:p>
      <text:p text:style-name="P25"/>
      <text:p text:style-name="P26">Holding:</text:p>
      <text:p text:style-name="P27">usRegHoldingBuf[16];<text:span text:style-name="T16">Заданная мощность в сотнях </text:span><text:span text:style-name="T21">В</text:span><text:span text:style-name="T16">т. Т.е. для задания </text:span><text:span text:style-name="T26">4</text:span><text:span text:style-name="T25">0</text:span><text:span text:style-name="T16">0кВт нужно выдать </text:span><text:span text:style-name="T26">4</text:span><text:span text:style-name="T25">0</text:span><text:span text:style-name="T16">00 в регистр.</text:span><text:span text:style-name="T22">Номинал </text:span><text:span text:style-name="T26">4</text:span><text:span text:style-name="T25">0</text:span><text:span text:style-name="T22">0кВт.</text:span></text:p>
      <text:p text:style-name="P27"/>
      <text:p text:style-name="P23"><text:span text:style-name="T28">В рабочем режиме должна производиться запись либо чтение какого либо регистра хотябы 1 раз в сек. По истечению времени отключается нагрев. Для блокирования отключения нагрева необходимо выставить 1 в usRegCoilsBuf[1</text:span><text:span text:style-name="T27">9</text:span><text:span text:style-name="T28">];</text:span><text:span text:style-name="T7"> <text:s/></text:span></text:p>
      <text:p text:style-name="P22"/>
      <text:p text:style-name="P21">Измеренные параметры– в квадратных скобках адрес регистра:</text:p>
      <text:p text:style-name="P26">Discrets:</text:p>
      <text:p text:style-name="P25">usRegDiscBuf[16]<text:span text:style-name="T23">Ошибка </text:span><text:span text:style-name="T25">Т</text:span><text:span text:style-name="T23">ПЧ</text:span></text:p>
      <text:p text:style-name="P28">usRegDiscBuf[17]<text:span text:style-name="T23">Силовое питание подано</text:span></text:p>
      <text:p text:style-name="P28">usRegDiscBuf[18]<text:span text:style-name="T23">Готовность </text:span><text:span text:style-name="T25">Т</text:span><text:span text:style-name="T23">ПЧ</text:span></text:p>
      <text:p text:style-name="P28">usRegDiscBuf[19]<text:span text:style-name="T24">Нагрев включен.</text:span></text:p>
      <text:p text:style-name="P32"/>
      <text:p text:style-name="P33">Inputs:</text:p>
      <text:p text:style-name="P28">usRegInputBuf[16] <text:span text:style-name="T17">Потребляемая мощность в сотнях Ватт- те при </text:span><text:span text:style-name="T26">4</text:span><text:span text:style-name="T25">0</text:span><text:span text:style-name="T17">0кВт в регистре будет </text:span><text:span text:style-name="T26">4</text:span><text:span text:style-name="T25">0</text:span><text:span text:style-name="T17">00</text:span><text:span text:style-name="T16">; </text:span><text:span text:style-name="T17">Номинал </text:span><text:span text:style-name="T26">4</text:span><text:span text:style-name="T25">0</text:span><text:span text:style-name="T17">0кВт</text:span></text:p>
      <text:p text:style-name="P28"/>
      <text:p text:style-name="P28">usRegInputBuf[1<text:span text:style-name="T37">7</text:span>] <text:span text:style-name="T17">Выходное напряжение а В Номинал </text:span><text:span text:style-name="T26">8</text:span><text:span text:style-name="T17">00 В</text:span></text:p>
      <text:p text:style-name="P28">usRegInputBuf[18] <text:span text:style-name="T17">Выходная частота в Гц Номинал </text:span><text:span text:style-name="T26">10</text:span><text:span text:style-name="T25">00</text:span><text:span text:style-name="T17">Гц</text:span></text:p>
      <text:p text:style-name="P28">usRegInputBuf[19] <text:span text:style-name="T17">Выходной ток в А Номинал 1</text:span><text:span text:style-name="T26">0</text:span><text:span text:style-name="T17">00А</text:span><text:span text:style-name="T16">;</text:span></text:p>
      <text:p text:style-name="P34"/>
      <text:p text:style-name="P14">Исходный код находится здесь: <text:a xlink:type="simple" xlink:href="https://github.com/cvy7/s_controller" text:style-name="Internet_20_link" text:visited-style-name="Visited_20_Internet_20_Link">https://github.com/cvy7/s_controller</text:a> <text:span text:style-name="T11">ветвь </text:span><text:span text:style-name="T3">tpch_</text:span><text:span text:style-name="T5">4</text:span><text:span text:style-name="T4">00</text:span><text:span text:style-name="T3">_</text:span><text:span text:style-name="T4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Console1" svg:font-family="'Lucida Consol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1:55:37.918624589</meta:creation-date>
    <dc:date>2019-03-28T12:15:36.925942918</dc:date>
    <meta:editing-duration>PT53M54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72" meta:word-count="453" meta:character-count="3304" meta:non-whitespace-character-count="2857"/>
  </office:meta>
</office:document-meta>
</file>